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2cm" draw:marker-end-width="0.352cm" draw:fill-color="#00cc33" draw:textarea-horizontal-align="justify" draw:textarea-vertical-align="middle" draw:auto-grow-height="false" fo:min-height="11.942cm" fo:min-width="7.628cm" fo:padding-top="0.175cm" fo:padding-bottom="0.175cm" fo:padding-left="0.3cm" fo:padding-right="0.3cm"/>
    </style:style>
    <style:style style:name="gr2" style:family="graphic" style:parent-style-name="standard">
      <style:graphic-properties svg:stroke-color="#ffff00" draw:fill-color="#ffff00" draw:textarea-horizontal-align="justify" draw:textarea-vertical-align="middle" draw:auto-grow-height="false" fo:min-height="11.942cm" fo:min-width="0.008cm"/>
    </style:style>
    <style:style style:name="gr3" style:family="graphic" style:parent-style-name="standard">
      <style:graphic-properties svg:stroke-width="0.051cm" svg:stroke-color="#000000" draw:marker-start-width="0.276cm" draw:marker-end-width="0.276cm" draw:fill-color="#9999ff" draw:textarea-horizontal-align="justify" draw:textarea-vertical-align="middle" draw:auto-grow-height="false" fo:min-height="11.892cm" fo:min-width="0.533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-color="#ff9999" draw:textarea-horizontal-align="justify" draw:textarea-vertical-align="middle" draw:auto-grow-height="false" fo:min-height="11.942cm" fo:min-width="0.583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.73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fo:min-height="0.713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203cm" svg:stroke-color="#000000" draw:marker-start-width="0.427cm" draw:marker-end="Arrow" draw:marker-end-width="0.406cm" draw:marker-end-center="true" svg:stroke-linecap="round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draw:stroke="dash" draw:stroke-dash="Fine_20_Dashed" svg:stroke-width="0.203cm" svg:stroke-color="#66ccff" draw:marker-start-width="0.427cm" draw:marker-end="Arrow" draw:marker-end-width="0.406cm" draw:marker-end-center="true" svg:stroke-linecap="round" draw:fill="none" draw:textarea-vertical-align="middle" fo:padding-top="0.225cm" fo:padding-bottom="0.225cm" fo:padding-left="0.35cm" fo:padding-right="0.3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00cc33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66ccff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66ccff" fo:font-style="italic" fo:font-weight="bold" style:font-style-asian="italic" style:font-weight-asian="bold" style:font-style-complex="italic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fo:color="#66ccf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128cm" svg:height="12.192cm" svg:x="9.144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12.192cm" svg:x="17.218cm" svg:y="4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83cm" svg:height="12.192cm" svg:x="8.289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83cm" svg:height="12.192cm" svg:x="7.112cm" svg:y="4.82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16cm" svg:height="1.012cm" draw:transform="rotate (1.5707963267949) translate (8.289cm 16.002cm)">
          <draw:text-box>
            <text:p text:style-name="P5"><text:span text:style-name="T1">Shield to Induction Region (S-I)</text:span></text:p>
          </draw:text-box>
        </draw:frame>
        <draw:frame draw:style-name="gr6" draw:text-style-name="P6" draw:layer="layout" svg:width="12.446cm" svg:height="1.039cm" draw:transform="rotate (1.5707963267949) translate (7.089cm 16.802cm)">
          <draw:text-box>
            <text:p text:style-name="P5"><text:span text:style-name="T1">Induction to Collection Region (I-C)</text:span></text:p>
          </draw:text-box>
        </draw:frame>
        <draw:frame draw:style-name="gr5" draw:text-style-name="P8" draw:layer="layout" svg:width="10.16cm" svg:height="1.723cm" draw:transform="rotate (1.5707963267949) translate (12.389cm 16.002cm)">
          <draw:text-box>
            <text:p text:style-name="P7"><text:span text:style-name="T1">Cathode to Shield Region (C-S)</text:span><text:span text:style-name="T1"><text:line-break/></text:span><text:span text:style-name="T1">(Drift volume)</text:span></text:p>
          </draw:text-box>
        </draw:frame>
        <draw:frame draw:style-name="gr7" draw:text-style-name="P9" draw:layer="layout" svg:width="2.944cm" svg:height="1.013cm" draw:transform="rotate (1.5707963267949) translate (17.114cm 11.768cm)">
          <draw:text-box>
            <text:p text:style-name="P7"><text:span text:style-name="T2">Cathode</text:span></text:p>
          </draw:text-box>
        </draw:frame>
        <draw:line draw:style-name="gr8" draw:text-style-name="P10" draw:layer="layout" svg:x1="17.526cm" svg:y1="17.526cm" svg:x2="8.636cm" svg:y2="17.526cm">
          <text:p/>
        </draw:line>
        <draw:frame draw:style-name="gr5" draw:text-style-name="P8" draw:layer="layout" svg:width="7.62cm" svg:height="1.012cm" svg:x="9.398cm" svg:y="18.034cm">
          <draw:text-box>
            <text:p text:style-name="P7"><text:span text:style-name="T1">Drift Direction</text:span></text:p>
          </draw:text-box>
        </draw:frame>
        <draw:line draw:style-name="gr9" draw:text-style-name="P10" draw:layer="layout" svg:x1="18.609cm" svg:y1="6.037cm" svg:x2="18.609cm" svg:y2="14.927cm">
          <text:p/>
        </draw:line>
        <draw:frame draw:style-name="gr5" draw:text-style-name="P12" draw:layer="layout" svg:width="7.62cm" svg:height="1.012cm" draw:transform="rotate (1.5707963267949) translate (18.816cm 14.692cm)">
          <draw:text-box>
            <text:p text:style-name="P11"><text:span text:style-name="T3">Beam Direction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08:09:17.778422566</meta:creation-date>
    <dc:date>2017-08-02T08:16:33.127070407</dc:date>
    <meta:editing-duration>PT7M15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